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1859523571"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line-break/><text:span text:style-name="T4">Fixed: Torsten.</text:span></text:p>
        </text:list-item>
        <text:list-item>
          <text:p text:style-name="P6">Shortcuts eksekveres under nogle omstændigheder direkte på Mainform, selvom fokus er på anden form (fx. VLEditor, Properties Form)<text:line-break/><text:span text:style-name="T4">Fixed: Torsten.</text:span></text:p>
        </text:list-item>
        <text:list-item>
          <text:p text:style-name="P6">Tilføj “OTHER” til study information.<text:line-break/><text:span text:style-name="T4">Fixed: Torsten.</text:span></text:p>
        </text:list-item>
        <text:list-item>
          <text:p text:style-name="P6">Export til stata:</text:p>
          <text:list>
            <text:list-item>
              <text:p text:style-name="P6">Lav valg af version i settings.<text:line-break/><text:span text:style-name="T4">Fixed: Torsten.</text:span></text:p>
            </text:list-item>
            <text:list-item>
              <text:p text:style-name="P6">Lav valg af Encoding (Se LConvEncoding)<text:line-break/><text:span text:style-name="T4">Fixed: Torsten.</text:span></text:p>
            </text:list-item>
            <text:list-item>
              <text:p text:style-name="P6">Brug %tcHH:MM:SS<text:line-break/><text:span text:style-name="T4">Fixed: Torsten.</text:span></text:p>
            </text:list-item>
            <text:list-item>
              <text:p text:style-name="P6">Tilføj notes:<text:line-break/><text:span text:style-name="T4">Fixed: Torsten.</text:span></text:p>
              <text:list>
                <text:list-item>
                  <text:p text:style-name="P6">Exported from EpiData Manager v....<text:line-break/><text:span text:style-name="T4">Fixed: Torsten.</text:span></text:p>
                </text:list-item>
                <text:list-item>
                  <text:p text:style-name="P6">On date/time<text:line-break/><text:span text:style-name="T4">Fixed: Torsten.</text:span></text:p>
                </text:list-item>
                <text:list-item>
                  <text:p text:style-name="P6">Project titel og version<text:line-break/><text:span text:style-name="T4">Fixed: Torsten.</text:span></text:p>
                </text:list-item>
                <text:list-item>
                  <text:p text:style-name="P6">Feltniveau: hvis tidsvariable så <text:s text:c="2"/>“HH:MM:SS”<text:line-break/><text:soft-page-break/><text:span text:style-name="T4">Fixed: Torsten.</text:span></text:p>
                </text:list-item>
              </text:list>
            </text:list-item>
          </text:list>
        </text:list-item>
        <text:list-item>
          <text:p text:style-name="P6">Import Stata:</text:p>
          <text:list>
            <text:list-item>
              <text:p text:style-name="P6">Import tids felt - &gt; ret i field properties frame -&gt; bang, feltet bliver størrer!<text:line-break/><text:span text:style-name="T4">Fixed: Torsten.</text:span></text:p>
            </text:list-item>
            <text:list-item>
              <text:p text:style-name="P6">Tilføj notes <text:line-break/><text:span text:style-name="T4">Fixed: Torsten.</text:span></text:p>
            </text:list-item>
          </text:list>
        </text:list-item>
        <text:list-item>
          <text:p text:style-name="P6">Fejl i component name:<text:line-break/><text:span text:style-name="T4">Fixed: Torsten.</text:span></text:p>
          <text:list>
            <text:list-item>
              <text:p text:style-name="P6">Opret sektion – tilføj felter.<text:line-break/><text:span text:style-name="T4">Fixed: Torsten.</text:span></text:p>
            </text:list-item>
            <text:list-item>
              <text:p text:style-name="P6">Slet sektion.<text:line-break/><text:span text:style-name="T4">Fixed: Torsten.</text:span></text:p>
            </text:list-item>
            <text:list-item>
              <text:p text:style-name="P6">Tilføj sektion og tilføj felter --&gt; bang!<text:line-break/><text:span text:style-name="T4">Fixed: Torsten.</text:span></text:p>
            </text:list-item>
          </text:list>
        </text:list-item>
        <text:list-item>
          <text:p text:style-name="P6">Export til Stata: Stringfelter giver MEGET LANGE felter!<text:line-break/><text:span text:style-name="T4">Fixed: Torsten.</text:span></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196751414" text:style-name="L2">
        <text:list-item>
          <text:p text:style-name="P8">Udvide <text:span text:style-name="T2">jumps</text:span><text:span text:style-name="T3"> med mulighed for “*” (asterisk) funktion, som aktivere på alle indput. Kan fx. bruges som GOTO.</text:span></text:p>
        </text:list-item>
        <text:list-item>
          <text:p text:style-name="P9">Kommunikation mellem Manager/EntryClient hvis de begge kører på samme tid og om hvilke filer de har åbne. Give advarsel hvis programmerne bruger samme fil.</text:p>
        </text:list-item>
      </text:list>
      <text:p text:style-name="P4"/>
      <text:p text:style-name="P4"/>
      <text:p text:style-name="P2">Opgavelist til efter version 1:</text:p>
      <text:p text:style-name="P4"/>
      <text:p text:style-name="P4">Store Opgave der mangler:</text:p>
      <text:list xml:id="list312636955"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text:soft-page-break/>Unique keys på dataforme</text:p>
        </text:list-item>
        <text:list-item>
          <text:p text:style-name="P10">Relate</text:p>
        </text:list-item>
        <text:list-item>
          <text:p text:style-name="P10">Rapport extension: validate id list rapport</text:p>
        </text:list-item>
        <text:list-item>
          <text:p text:style-name="P10">Adgangskontrol (kryptering)</text:p>
        </text:list-item>
        <text:list-item>
          <text:p text:style-name="P10">Undo/Redo system</text:p>
        </text:list-item>
        <text:list-item>
          <text:p text:style-name="P10">Shortcut editor</text:p>
        </text:list-item>
        <text:list-item>
          <text:p text:style-name="P10">Aligment på en dataform</text:p>
          <text:list>
            <text:list-item>
              <text:p text:style-name="P10">Alig på alle sider (top, bund, højre, venstre)</text:p>
            </text:list-item>
            <text:list-item>
              <text:p text:style-name="P10">Vise Align linier.</text:p>
            </text:list-item>
            <text:list-item>
              <text:p text:style-name="P10">Markere flere controls</text:p>
            </text:list-item>
            <text:list-item>
              <text:p text:style-name="P10">Auto align (i stil med Lazarus: Center, distubuted, etc.)</text:p>
            </text:list-item>
            <text:list-item>
              <text:p text:style-name="P10">Fjernelse af “whitespace”</text:p>
            </text:list-item>
          </text:list>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14T13:56:01</dc:date>
    <dc:creator>Torsten Christiansen</dc:creator>
    <meta:editing-duration>PT17H29M36S</meta:editing-duration>
    <meta:editing-cycles>27</meta:editing-cycles>
    <meta:generator>LibreOffice/3.4$Unix LibreOffice_project/340m1$Build-302</meta:generator>
    <meta:document-statistic meta:table-count="0" meta:image-count="0" meta:object-count="0" meta:page-count="3" meta:paragraph-count="56" meta:word-count="472" meta:character-count="2777" meta:non-whitespace-character-count="2407"/>
  </office:meta>
</office:document-meta>
</file>